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URW Chancery L" svg:font-family="'URW Chancery 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line-height="100%"/>
      <style:text-properties style:text-underline-style="none" officeooo:rsid="000774b8" officeooo:paragraph-rsid="000774b8"/>
    </style:style>
    <style:style style:name="P2" style:family="paragraph" style:parent-style-name="Standard">
      <style:paragraph-properties fo:line-height="100%"/>
      <style:text-properties style:text-underline-style="none" officeooo:rsid="0013d94f" officeooo:paragraph-rsid="000aed66"/>
    </style:style>
    <style:style style:name="P3" style:family="paragraph" style:parent-style-name="Standard">
      <style:paragraph-properties fo:line-height="100%"/>
      <style:text-properties style:text-underline-style="none" officeooo:rsid="0013d94f" officeooo:paragraph-rsid="0013d94f"/>
    </style:style>
    <style:style style:name="P4" style:family="paragraph" style:parent-style-name="Standard" style:list-style-name="L3">
      <style:paragraph-properties fo:line-height="100%"/>
      <style:text-properties style:text-underline-style="none" officeooo:rsid="0013d94f" officeooo:paragraph-rsid="0013d94f"/>
    </style:style>
    <style:style style:name="P5" style:family="paragraph" style:parent-style-name="Standard">
      <style:paragraph-properties fo:line-height="100%"/>
      <style:text-properties style:text-underline-style="none" officeooo:rsid="0006d57f" officeooo:paragraph-rsid="0006d57f"/>
    </style:style>
    <style:style style:name="P6" style:family="paragraph" style:parent-style-name="Standard">
      <style:paragraph-properties fo:line-height="100%"/>
      <style:text-properties style:text-underline-style="none" officeooo:rsid="000902bd" officeooo:paragraph-rsid="000774b8"/>
    </style:style>
    <style:style style:name="P7" style:family="paragraph" style:parent-style-name="Standard">
      <style:paragraph-properties fo:line-height="100%"/>
      <style:text-properties style:text-underline-style="none" officeooo:rsid="000984ce" officeooo:paragraph-rsid="000984ce"/>
    </style:style>
    <style:style style:name="P8" style:family="paragraph" style:parent-style-name="Standard">
      <style:paragraph-properties fo:line-height="100%"/>
      <style:text-properties style:text-underline-style="none" officeooo:rsid="000aed66" officeooo:paragraph-rsid="000aed66"/>
    </style:style>
    <style:style style:name="P9" style:family="paragraph" style:parent-style-name="Standard" style:list-style-name="L1">
      <style:paragraph-properties fo:line-height="100%"/>
      <style:text-properties officeooo:rsid="000774b8" officeooo:paragraph-rsid="000774b8"/>
    </style:style>
    <style:style style:name="P10" style:family="paragraph" style:parent-style-name="Standard">
      <style:paragraph-properties fo:line-height="100%"/>
      <style:text-properties officeooo:rsid="000774b8" officeooo:paragraph-rsid="000774b8"/>
    </style:style>
    <style:style style:name="P11" style:family="paragraph" style:parent-style-name="Standard" style:list-style-name="L2">
      <style:paragraph-properties fo:line-height="100%"/>
      <style:text-properties officeooo:rsid="000984ce" officeooo:paragraph-rsid="000984ce"/>
    </style:style>
    <style:style style:name="P12" style:family="paragraph" style:parent-style-name="Standard">
      <style:paragraph-properties fo:line-height="100%"/>
      <style:text-properties officeooo:rsid="000daf54" officeooo:paragraph-rsid="000daf54"/>
    </style:style>
    <style:style style:name="P13" style:family="paragraph" style:parent-style-name="Standard">
      <style:paragraph-properties fo:line-height="100%"/>
      <style:text-properties officeooo:rsid="000daf54" officeooo:paragraph-rsid="002f83a3"/>
    </style:style>
    <style:style style:name="P14" style:family="paragraph" style:parent-style-name="Standard">
      <style:paragraph-properties fo:line-height="100%" fo:text-align="justify" style:justify-single-word="false"/>
      <style:text-properties officeooo:rsid="000daf54" officeooo:paragraph-rsid="002f83a3"/>
    </style:style>
    <style:style style:name="P15" style:family="paragraph" style:parent-style-name="Standard">
      <style:paragraph-properties fo:line-height="100%"/>
      <style:text-properties officeooo:rsid="002f83a3" officeooo:paragraph-rsid="002f83a3"/>
    </style:style>
    <style:style style:name="P16" style:family="paragraph" style:parent-style-name="Standard">
      <style:paragraph-properties fo:line-height="100%" fo:text-align="justify" style:justify-single-word="false"/>
      <style:text-properties officeooo:rsid="0030debe" officeooo:paragraph-rsid="0030debe"/>
    </style:style>
    <style:style style:name="P17" style:family="paragraph" style:parent-style-name="Standard">
      <style:paragraph-properties fo:line-height="100%"/>
      <style:text-properties officeooo:rsid="00100cf4" officeooo:paragraph-rsid="00100cf4"/>
    </style:style>
    <style:style style:name="P18" style:family="paragraph" style:parent-style-name="Standard">
      <style:paragraph-properties fo:line-height="100%"/>
      <style:text-properties officeooo:rsid="003118c4" officeooo:paragraph-rsid="003118c4"/>
    </style:style>
    <style:style style:name="P19" style:family="paragraph" style:parent-style-name="Standard">
      <style:paragraph-properties fo:line-height="100%"/>
      <style:text-properties officeooo:rsid="0031f404" officeooo:paragraph-rsid="0031f404"/>
    </style:style>
    <style:style style:name="P20" style:family="paragraph" style:parent-style-name="Standard">
      <style:paragraph-properties fo:line-height="100%"/>
      <style:text-properties officeooo:rsid="00054ae3" officeooo:paragraph-rsid="00054ae3"/>
    </style:style>
    <style:style style:name="P21" style:family="paragraph" style:parent-style-name="Standard">
      <style:paragraph-properties fo:line-height="100%"/>
    </style:style>
    <style:style style:name="P22" style:family="paragraph" style:parent-style-name="Standard" style:list-style-name="L1">
      <style:paragraph-properties fo:line-height="100%"/>
      <style:text-properties officeooo:paragraph-rsid="000774b8"/>
    </style:style>
    <style:style style:name="P23" style:family="paragraph" style:parent-style-name="Standard" style:list-style-name="L2">
      <style:paragraph-properties fo:line-height="100%"/>
      <style:text-properties officeooo:paragraph-rsid="000774b8"/>
    </style:style>
    <style:style style:name="P24" style:family="paragraph" style:parent-style-name="Standard">
      <style:paragraph-properties fo:line-height="100%"/>
      <style:text-properties officeooo:paragraph-rsid="000984ce"/>
    </style:style>
    <style:style style:name="P25" style:family="paragraph" style:parent-style-name="Standard">
      <style:paragraph-properties fo:line-height="100%"/>
      <style:text-properties style:font-name="URW Chancery L" style:text-underline-style="none" officeooo:rsid="000902bd" officeooo:paragraph-rsid="000774b8"/>
    </style:style>
    <style:style style:name="P26" style:family="paragraph" style:parent-style-name="Standard">
      <style:paragraph-properties fo:line-height="100%"/>
      <style:text-properties officeooo:rsid="000aed66" officeooo:paragraph-rsid="000aed66"/>
    </style:style>
    <style:style style:name="P27" style:family="paragraph" style:parent-style-name="Standard">
      <style:paragraph-properties fo:line-height="100%"/>
      <style:text-properties officeooo:rsid="000b35c5" officeooo:paragraph-rsid="000b35c5"/>
    </style:style>
    <style:style style:name="P28" style:family="paragraph" style:parent-style-name="Standard">
      <style:paragraph-properties fo:line-height="100%"/>
      <style:text-properties officeooo:rsid="000be4f7" officeooo:paragraph-rsid="000daf54"/>
    </style:style>
    <style:style style:name="P29" style:family="paragraph" style:parent-style-name="Standard">
      <style:paragraph-properties fo:line-height="100%"/>
      <style:text-properties style:font-name="Liberation Serif" style:text-underline-style="none" fo:font-weight="normal" officeooo:rsid="0022c288" officeooo:paragraph-rsid="00100cf4" style:font-weight-asian="normal" style:font-weight-complex="normal"/>
    </style:style>
    <style:style style:name="P30" style:family="paragraph" style:parent-style-name="Text_20_body">
      <style:paragraph-properties fo:line-height="100%"/>
      <style:text-properties officeooo:rsid="000aed66" officeooo:paragraph-rsid="000aed66"/>
    </style:style>
    <style:style style:name="T1" style:family="text">
      <style:text-properties officeooo:rsid="0006d57f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0902bd"/>
    </style:style>
    <style:style style:name="T4" style:family="text">
      <style:text-properties style:text-underline-style="solid" style:text-underline-width="auto" style:text-underline-color="font-color" officeooo:rsid="000984ce"/>
    </style:style>
    <style:style style:name="T5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6" style:family="text">
      <style:text-properties style:text-underline-style="none"/>
    </style:style>
    <style:style style:name="T7" style:family="text">
      <style:text-properties style:text-underline-style="none" officeooo:rsid="000774b8"/>
    </style:style>
    <style:style style:name="T8" style:family="text">
      <style:text-properties style:text-underline-style="none" officeooo:rsid="000902bd"/>
    </style:style>
    <style:style style:name="T9" style:family="text">
      <style:text-properties style:text-underline-style="none" officeooo:rsid="000984ce"/>
    </style:style>
    <style:style style:name="T10" style:family="text">
      <style:text-properties style:text-underline-style="none" officeooo:rsid="0013d94f"/>
    </style:style>
    <style:style style:name="T11" style:family="text">
      <style:text-properties style:font-name="URW Chancery L"/>
    </style:style>
    <style:style style:name="T12" style:family="text">
      <style:text-properties style:font-name="URW Chancery L" style:text-underline-style="none"/>
    </style:style>
    <style:style style:name="T13" style:family="text">
      <style:text-properties style:font-name="URW Chancery L" style:text-underline-style="none" officeooo:rsid="000774b8"/>
    </style:style>
    <style:style style:name="T14" style:family="text">
      <style:text-properties style:font-name="URW Chancery L" style:text-underline-style="none" officeooo:rsid="000902bd"/>
    </style:style>
    <style:style style:name="T15" style:family="text">
      <style:text-properties officeooo:rsid="000774b8"/>
    </style:style>
    <style:style style:name="T16" style:family="text">
      <style:text-properties officeooo:rsid="000aed66"/>
    </style:style>
    <style:style style:name="T17" style:family="text">
      <style:text-properties officeooo:rsid="000b35c5"/>
    </style:style>
    <style:style style:name="T18" style:family="text">
      <style:text-properties officeooo:rsid="000be4f7"/>
    </style:style>
    <style:style style:name="T19" style:family="text">
      <style:text-properties officeooo:rsid="000daf54"/>
    </style:style>
    <style:style style:name="T20" style:family="text">
      <style:text-properties officeooo:rsid="002f83a3"/>
    </style:style>
    <style:style style:name="T21" style:family="text">
      <style:text-properties officeooo:rsid="003118c4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588cm" fo:text-indent="-0.635cm" fo:margin-left="1.588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223cm" fo:text-indent="-0.635cm" fo:margin-left="2.223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858cm" fo:text-indent="-0.635cm" fo:margin-left="2.85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493cm" fo:text-indent="-0.635cm" fo:margin-left="3.493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763cm" fo:text-indent="-0.635cm" fo:margin-left="4.763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398cm" fo:text-indent="-0.635cm" fo:margin-left="5.39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033cm" fo:text-indent="-0.635cm" fo:margin-left="6.033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668cm" fo:text-indent="-0.635cm" fo:margin-left="6.66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303cm" fo:text-indent="-0.635cm" fo:margin-left="7.303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799cm" fo:text-indent="-0.635cm" fo:margin-left="1.79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434cm" fo:text-indent="-0.635cm" fo:margin-left="2.43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069cm" fo:text-indent="-0.635cm" fo:margin-left="3.06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704cm" fo:text-indent="-0.635cm" fo:margin-left="3.70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339cm" fo:text-indent="-0.635cm" fo:margin-left="4.33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974cm" fo:text-indent="-0.635cm" fo:margin-left="4.97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609cm" fo:text-indent="-0.635cm" fo:margin-left="5.60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244cm" fo:text-indent="-0.635cm" fo:margin-left="6.24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879cm" fo:text-indent="-0.635cm" fo:margin-left="6.87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514cm" fo:text-indent="-0.635cm" fo:margin-left="7.514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a) <text:s/><text:span text:style-name="T15">H</text:span>ow for loop works in unix shell</text:p>
      <text:p text:style-name="P20"><text:span text:style-name="T2">ans)</text:span> <text:span text:style-name="T1">There are two ways of implementing for loop in shell.</text:span></text:p>
      <text:p text:style-name="P5">1) <text:span text:style-name="T2">for loop using ‘in’ and list of variables</text:span>:-</text:p>
      <text:p text:style-name="P5"><text:s text:c="4"/>Syntax of this method goes like this</text:p>
      <text:p text:style-name="P5"><text:s text:c="3"/></text:p>
      <text:p text:style-name="P5"><text:tab/>for <text:s/><text:span text:style-name="T11">variablename</text:span> <text:s/>in <text:s/><text:span text:style-name="T11">list</text:span></text:p>
      <text:p text:style-name="P5"><text:tab/>do</text:p>
      <text:p text:style-name="P5"><text:tab/><text:tab/><text:span text:style-name="T11">command1</text:span></text:p>
      <text:p text:style-name="P5"><text:tab/><text:tab/><text:span text:style-name="T11">command2</text:span></text:p>
      <text:p text:style-name="P5"><text:tab/><text:tab/>.</text:p>
      <text:p text:style-name="P5"><text:tab/><text:tab/>.</text:p>
      <text:p text:style-name="P5"><text:tab/><text:tab/>.</text:p>
      <text:p text:style-name="P5"><text:tab/>done</text:p>
      <text:p text:style-name="P5"><text:tab/></text:p>
      <text:list xml:id="list7185775977537894225" text:style-name="L1">
        <text:list-item>
          <text:p text:style-name="P1">for, in, do, done are the keywords</text:p>
        </text:list-item>
        <text:list-item>
          <text:p text:style-name="P9"><text:span text:style-name="T12">list</text:span><text:span text:style-name="T6"> is a list of values</text:span></text:p>
        </text:list-item>
        <text:list-item>
          <text:p text:style-name="P9"><text:span text:style-name="T12">variablename</text:span><text:span text:style-name="T6"> is a variable</text:span></text:p>
        </text:list-item>
        <text:list-item>
          <text:p text:style-name="P22"><text:span text:style-name="T7"><text:s text:c="2"/>body of the loop is executed for each item in the list, with </text:span><text:span text:style-name="T13">variablename</text:span><text:span text:style-name="T7"> taking value of corresponding item from the list</text:span></text:p>
        </text:list-item>
      </text:list>
      <text:p text:style-name="P10"><text:span text:style-name="T6">2) </text:span><text:span text:style-name="T3">For loop with syntax like that of C for loop</text:span><text:span text:style-name="T8">:-</text:span></text:p>
      <text:p text:style-name="P6"><text:s text:c="4"/>Syntax of this method goes like this</text:p>
      <text:p text:style-name="P6"/>
      <text:p text:style-name="P6"/>
      <text:p text:style-name="P10"><text:span text:style-name="T8"><text:tab/>for (( </text:span><text:span text:style-name="T14">expr1 ; expr2 ; expr3</text:span><text:span text:style-name="T8"> ))</text:span></text:p>
      <text:p text:style-name="P6"><text:tab/>do</text:p>
      <text:p text:style-name="P10"><text:span text:style-name="T8"><text:tab/><text:tab/></text:span><text:span text:style-name="T14">command1</text:span></text:p>
      <text:p text:style-name="P25"><text:tab/><text:tab/>command2</text:p>
      <text:p text:style-name="P6"><text:tab/><text:tab/>.</text:p>
      <text:p text:style-name="P6"><text:tab/><text:tab/>.</text:p>
      <text:p text:style-name="P6"><text:tab/><text:tab/>.</text:p>
      <text:p text:style-name="P6"><text:tab/>done</text:p>
      <text:p text:style-name="P6"/>
      <text:list xml:id="list8241485196724098712" text:style-name="L2">
        <text:list-item>
          <text:p text:style-name="P23"><text:span text:style-name="T14">expr1</text:span><text:span text:style-name="T8"> initializes the variables for for loop.</text:span></text:p>
        </text:list-item>
        <text:list-item>
          <text:p text:style-name="P11"><text:span text:style-name="T8">B</text:span><text:span text:style-name="T6">ody of the loop is executed repeatedly until the <text:s/></text:span><text:span text:style-name="T12">expr2</text:span><text:span text:style-name="T6"> <text:s/>becomes TRUE.</text:span></text:p>
        </text:list-item>
        <text:list-item>
          <text:p text:style-name="P11"><text:span text:style-name="T6">After each iteration </text:span><text:span text:style-name="T12">expr3</text:span><text:span text:style-name="T6"> is executed. </text:span><text:span text:style-name="T12">expr3</text:span><text:span text:style-name="T6"> usually serves to initiate next iteration.</text:span></text:p>
        </text:list-item>
      </text:list>
      <text:p text:style-name="P7"/>
      <text:p text:style-name="P7"/>
      <text:p text:style-name="P24"><text:span text:style-name="T9">b) <text:s text:c="4"/></text:span><text:span text:style-name="T6">Find out how "case statements" work in shell scripts</text:span></text:p>
      <text:p text:style-name="P26"><text:span text:style-name="T4">a</text:span><text:span text:style-name="T2">ns</text:span><text:span text:style-name="T6">) </text:span><text:span text:style-name="T10">Its similar to switch statement in C.</text:span></text:p>
      <text:p text:style-name="P2"><text:s text:c="8"/>It doesn’t execute set of codes overe and again like in if, until, for loops.</text:p>
      <text:p text:style-name="P3"><text:s text:c="7"/>Its used to test a value( like an integer, string) with another.</text:p>
      <text:p text:style-name="P3"><text:s text:c="8"/>Syntax of case statement is as follows.</text:p>
      <text:p text:style-name="P3"><text:s text:c="3"/></text:p>
      <text:p text:style-name="P3"><text:s text:c="9"/>case expression in</text:p>
      <text:p text:style-name="P3"><text:s text:c="9"/>pattern1 )</text:p>
      <text:p text:style-name="P3"><text:s text:c="25"/>statement1; ;;</text:p>
      <text:p text:style-name="P3"><text:s text:c="9"/>pattern2 )</text:p>
      <text:p text:style-name="P3"><text:s text:c="25"/>statement2; ;;</text:p>
      <text:p text:style-name="P3"><text:s text:c="10"/>.</text:p>
      <text:p text:style-name="P3"><text:s text:c="10"/>* )</text:p>
      <text:p text:style-name="P3"><text:s text:c="9"/>esac</text:p>
      <text:list xml:id="list4155355942578476001" text:style-name="L3">
        <text:list-item>
          <text:p text:style-name="P4"><text:soft-page-break/>case statement first expands the expression &amp; tries to match with any of the pattern int he order as in the code.</text:p>
        </text:list-item>
        <text:list-item>
          <text:p text:style-name="P4">If matching pattern found, all the statement associated with the pattern is executed until ;;</text:p>
        </text:list-item>
        <text:list-item>
          <text:p text:style-name="P4">after first match the case exits.</text:p>
        </text:list-item>
        <text:list-item>
          <text:p text:style-name="P4">If nothing matches exit status is 0.</text:p>
        </text:list-item>
      </text:list>
      <text:p text:style-name="P8"/>
      <text:p text:style-name="P30">c) How command line arguments can be accessed by shell script</text:p>
      <text:p text:style-name="P21"><text:span text:style-name="T2">ans</text:span>) <text:s/><text:span text:style-name="T16">It can be done by incorporating positional parameters within the script.</text:span></text:p>
      <text:p text:style-name="P26">Positional parameter <text:s/>is a variable within the shell script and its value is input to the script in the form of arguments of command invoking the script.</text:p>
      <text:p text:style-name="P26">Eg: lets create a script ‘<text:span text:style-name="T17">ch.sh’</text:span></text:p>
      <text:p text:style-name="P26"/>
      <text:p text:style-name="P26"><text:tab/>#! /bin/bash</text:p>
      <text:p text:style-name="P26"><text:tab/><text:span text:style-name="T17"># this is a script to change permissions of a file to make the file a script</text:span></text:p>
      <text:p text:style-name="P26"><text:tab/></text:p>
      <text:p text:style-name="P26"><text:tab/><text:span text:style-name="T17">chmod 774 $1</text:span></text:p>
      <text:p text:style-name="P27">now if we create a file ‘abc.sh’ &amp; run the command <text:s/>“./ch.sh abc.sh” then the file ‘abc.sh’ become a script.</text:p>
      <text:p text:style-name="P27"/>
      <text:p text:style-name="P27">d) Write a script <text:span text:style-name="T18">(call it abc) which work like this.</text:span></text:p>
      <text:p text:style-name="P27"><text:s text:c="8"/>“./<text:span text:style-name="T18">abc 2 20” <text:s text:c="2"/>will print all the numbers from 2 to 20. This should work with any two numbers, and not just 2 &amp; 20.</text:span></text:p>
      <text:p text:style-name="P27"/>
      <text:p text:style-name="P28"><text:span text:style-name="T2">ans</text:span>) <text:s/><text:tab/><text:span text:style-name="T19">#! /bin/bash</text:span></text:p>
      <text:p text:style-name="P12"><text:tab/>count=$1</text:p>
      <text:p text:style-name="P12"><text:tab/>while [ $count -le $2 ]</text:p>
      <text:p text:style-name="P12"><text:tab/>do</text:p>
      <text:p text:style-name="P12"><text:tab/>echo $count</text:p>
      <text:p text:style-name="P12"><text:tab/>((count++))</text:p>
      <text:p text:style-name="P12"><text:tab/>done</text:p>
      <text:p text:style-name="P13">e)<text:span text:style-name="T20">Write a shell script which will rename all the files in current directory with upper case letters into all lower case.</text:span></text:p>
      <text:p text:style-name="P15"><text:span text:style-name="T2">Ans</text:span>) </text:p>
      <text:p text:style-name="P16">#! /bin/bash</text:p>
      <text:p text:style-name="P16">for myfile in *</text:p>
      <text:p text:style-name="P16">do</text:p>
      <text:p text:style-name="P16"><text:s text:c="8"/>if [ -f $myfile ]</text:p>
      <text:p text:style-name="P16"><text:s text:c="8"/>then</text:p>
      <text:p text:style-name="P16"><text:s text:c="16"/>var="$( echo $myfile | tr [:upper:] [:lower:] )"</text:p>
      <text:p text:style-name="P16"><text:s text:c="16"/>mv $myfile $var</text:p>
      <text:p text:style-name="P16"><text:s text:c="8"/>fi</text:p>
      <text:p text:style-name="P16">done</text:p>
      <text:p text:style-name="P14"><text:s/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f)<text:span text:style-name="T21">Write a shell script which will move all the files in current directory containing the word linux to another folder <text:s/>called linux-files</text:span></text:p>
      <text:p text:style-name="P18"><text:span text:style-name="T5">Ans</text:span>) </text:p>
      <text:p text:style-name="P19">#! /bin/bash</text:p>
      <text:p text:style-name="P19">for dir in *</text:p>
      <text:p text:style-name="P19">do</text:p>
      <text:p text:style-name="P19"><text:s text:c="8"/>if [ -d $dir ]</text:p>
      <text:p text:style-name="P19"><text:s text:c="8"/>then</text:p>
      <text:p text:style-name="P19"><text:s text:c="16"/>case $dir in</text:p>
      <text:p text:style-name="P19"><text:s text:c="16"/>"linux-files" )</text:p>
      <text:p text:style-name="P19"><text:s text:c="24"/>;;</text:p>
      <text:p text:style-name="P19"><text:s text:c="16"/>* )</text:p>
      <text:p text:style-name="P19"><text:s text:c="24"/>mkdir linux-files; ;;</text:p>
      <text:p text:style-name="P19"><text:s text:c="16"/>esac</text:p>
      <text:p text:style-name="P19"><text:s text:c="8"/>else</text:p>
      <text:p text:style-name="P19"><text:s text:c="16"/>mkdir linux-files</text:p>
      <text:p text:style-name="P19"><text:s text:c="8"/>fi</text:p>
      <text:p text:style-name="P19">done</text:p>
      <text:p text:style-name="P19">for item in *</text:p>
      <text:p text:style-name="P19">do</text:p>
      <text:p text:style-name="P19"><text:s text:c="8"/>if [ -f $item ]</text:p>
      <text:p text:style-name="P19"><text:s text:c="8"/>then</text:p>
      <text:p text:style-name="P19"><text:s text:c="16"/>var1="$( ls | grep -i linux )"</text:p>
      <text:p text:style-name="P19"><text:s text:c="16"/>mv $var1 linux-files/</text:p>
      <text:p text:style-name="P19"><text:s text:c="8"/>fi</text:p>
      <text:p text:style-name="P19">done</text:p>
      <text:p text:style-name="P17"/>
      <text:p text:style-name="P17">g)Write a shell script that will move all the executable files in present directory to anothe directory named executables.</text:p>
      <text:p text:style-name="P17"><text:span text:style-name="T2">Ans</text:span>) </text:p>
      <text:p text:style-name="P17">#! /bin/bash</text:p>
      <text:p text:style-name="P17">for dir in *</text:p>
      <text:p text:style-name="P17">do</text:p>
      <text:p text:style-name="P17"><text:s text:c="8"/>if [ -d $dir ]</text:p>
      <text:p text:style-name="P17"><text:s text:c="8"/>then</text:p>
      <text:p text:style-name="P17"><text:s text:c="16"/>case $dir in</text:p>
      <text:p text:style-name="P17"><text:s text:c="16"/>"executables" )</text:p>
      <text:p text:style-name="P17"><text:s text:c="24"/>;;</text:p>
      <text:p text:style-name="P17"><text:s text:c="16"/>* )</text:p>
      <text:p text:style-name="P17"><text:s text:c="24"/>mkdir executables; ;;</text:p>
      <text:p text:style-name="P17"><text:s text:c="16"/>esac</text:p>
      <text:p text:style-name="P17"><text:s text:c="8"/>else</text:p>
      <text:p text:style-name="P17"><text:s text:c="16"/>mkdir executables</text:p>
      <text:p text:style-name="P17"><text:s text:c="8"/>fi</text:p>
      <text:p text:style-name="P17">done</text:p>
      <text:p text:style-name="P17"/>
      <text:p text:style-name="P17">for exec in *</text:p>
      <text:p text:style-name="P17">do</text:p>
      <text:p text:style-name="P17"><text:s text:c="8"/>var="$( test -x $exec;echo $? )"</text:p>
      <text:p text:style-name="P17"><text:s text:c="8"/>case $var in</text:p>
      <text:p text:style-name="P17"><text:s text:c="8"/>0 )</text:p>
      <text:p text:style-name="P17"><text:s text:c="16"/>mv $exec executables/; ;;</text:p>
      <text:p text:style-name="P17"><text:soft-page-break/><text:s text:c="8"/>* )</text:p>
      <text:p text:style-name="P17"><text:s text:c="17"/>;;</text:p>
      <text:p text:style-name="P17"><text:s text:c="8"/>esac</text:p>
      <text:p text:style-name="P17">done</text:p>
      <text:p text:style-name="P17"/>
      <text:p text:style-name="P2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URW Chancery L" svg:font-family="'URW Chancery 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5T14:12:43.477360756</meta:creation-date>
    <dc:date>2016-11-28T20:15:19.174025253</dc:date>
    <meta:editing-duration>PT11H42M54S</meta:editing-duration>
    <meta:editing-cycles>11</meta:editing-cycles>
    <meta:generator>LibreOffice/5.1.4.2$Linux_X86_64 LibreOffice_project/10m0$Build-2</meta:generator>
    <meta:document-statistic meta:table-count="0" meta:image-count="0" meta:object-count="0" meta:page-count="4" meta:paragraph-count="131" meta:word-count="626" meta:character-count="3854" meta:non-whitespace-character-count="2648"/>
  </office:meta>
</office:document-meta>
</file>